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eufm10" svg:font-family="eufm10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padding-top="0.775cm" fo:padding-bottom="0.775cm" fo:padding-left="0.9cm" fo:padding-right="0.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748cm" svg:height="14.732cm" draw:transform="rotate (-1.5707963267949) translate (19.477cm 3.9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eufm10" svg:font-family="eufm10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7-11T15:48:57.843567031</dc:date>
    <dc:creator>Fernando Bachega</dc:creator>
    <meta:editing-duration>PT2M53S</meta:editing-duration>
    <meta:editing-cycles>3</meta:editing-cycles>
    <meta:generator>LibreOffice/4.1.3.2$Linux_X86_64 LibreOffice_project/410m0$Build-2</meta:generator>
    <meta:document-statistic meta:object-count="1"/>
  </office:meta>
</office:document-meta>
</file>